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1" svg:font-family="Century" style:font-family-generic="roman"/>
    <style:font-face style:name="FreeSans1" svg:font-family="Free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1" officeooo:rsid="000c2a00" officeooo:paragraph-rsid="001153ab"/>
    </style:style>
    <style:style style:name="P2" style:family="paragraph" style:parent-style-name="Standard">
      <style:paragraph-properties fo:text-align="justify" style:justify-single-word="false"/>
      <style:text-properties officeooo:paragraph-rsid="001153ab"/>
    </style:style>
    <style:style style:name="P3" style:family="paragraph" style:parent-style-name="Standard">
      <style:paragraph-properties fo:text-align="justify" style:justify-single-word="false"/>
      <style:text-properties fo:color="#000000" style:font-name="Century" officeooo:paragraph-rsid="001153ab"/>
    </style:style>
    <style:style style:name="P4" style:family="paragraph" style:parent-style-name="Standard" style:master-page-name="Standard">
      <style:paragraph-properties fo:text-align="justify" style:justify-single-word="false" style:page-number="auto"/>
      <style:text-properties officeooo:paragraph-rsid="001153ab"/>
    </style:style>
    <style:style style:name="P5" style:family="paragraph" style:parent-style-name="Standard">
      <style:paragraph-properties fo:text-align="justify" style:justify-single-word="false"/>
      <style:text-properties fo:color="#000000" style:font-name="Century" officeooo:rsid="001153ab" officeooo:paragraph-rsid="001153ab"/>
    </style:style>
    <style:style style:name="P6" style:family="paragraph" style:parent-style-name="Standard">
      <style:paragraph-properties fo:text-align="justify" style:justify-single-word="false"/>
      <style:text-properties fo:color="#000000" style:font-name="Century" officeooo:rsid="001304f2" officeooo:paragraph-rsid="001304f2"/>
    </style:style>
    <style:style style:name="P7" style:family="paragraph" style:parent-style-name="Standard">
      <style:paragraph-properties fo:text-align="justify" style:justify-single-word="false"/>
      <style:text-properties fo:color="#000000" style:font-name="Century" style:text-underline-style="solid" style:text-underline-width="auto" style:text-underline-color="font-color" fo:font-weight="bold" officeooo:rsid="000c2a00" officeooo:paragraph-rsid="001153ab" style:font-weight-asian="bold"/>
    </style:style>
    <style:style style:name="P8" style:family="paragraph" style:parent-style-name="Standard">
      <style:paragraph-properties fo:text-align="justify" style:justify-single-word="false"/>
      <style:text-properties fo:color="#000000" style:font-name="Century" officeooo:rsid="000c2a00" officeooo:paragraph-rsid="0018c30b"/>
    </style:style>
    <style:style style:name="P9" style:family="paragraph" style:parent-style-name="Standard">
      <style:paragraph-properties fo:text-align="justify" style:justify-single-word="false"/>
      <style:text-properties fo:color="#000000" style:font-name="Century" officeooo:paragraph-rsid="001153ab"/>
    </style:style>
    <style:style style:name="P10" style:family="paragraph" style:parent-style-name="Standard">
      <style:paragraph-properties fo:text-align="justify" style:justify-single-word="false"/>
      <style:text-properties fo:color="#000000" style:font-name="Century1" officeooo:rsid="001153ab" officeooo:paragraph-rsid="001153ab"/>
    </style:style>
    <style:style style:name="P11" style:family="paragraph" style:parent-style-name="Standard">
      <style:paragraph-properties fo:text-align="center" style:justify-single-word="false"/>
      <style:text-properties fo:color="#000000" style:font-name="Century1" officeooo:rsid="001153ab" officeooo:paragraph-rsid="0018c30b"/>
    </style:style>
    <style:style style:name="P12" style:family="paragraph" style:parent-style-name="Standard">
      <style:paragraph-properties fo:text-align="justify" style:justify-single-word="false"/>
      <style:text-properties style:font-name="Century" officeooo:rsid="001304f2" officeooo:paragraph-rsid="001304f2"/>
    </style:style>
    <style:style style:name="P13" style:family="paragraph" style:parent-style-name="Standard">
      <style:paragraph-properties fo:text-align="justify" style:justify-single-word="false"/>
      <style:text-properties style:font-name="Century1" officeooo:rsid="000c2a00" officeooo:paragraph-rsid="000c2a00"/>
    </style:style>
    <style:style style:name="P14" style:family="paragraph" style:parent-style-name="Standard">
      <style:paragraph-properties fo:text-align="justify" style:justify-single-word="false"/>
      <style:text-properties style:font-name="Century1" officeooo:rsid="000c2a00" officeooo:paragraph-rsid="0018c30b"/>
    </style:style>
    <style:style style:name="P15" style:family="paragraph" style:parent-style-name="Standard">
      <style:paragraph-properties fo:text-align="justify" style:justify-single-word="false"/>
      <style:text-properties style:font-name="Century1" officeooo:rsid="000c2a00" officeooo:paragraph-rsid="000f5dde"/>
    </style:style>
    <style:style style:name="P16" style:family="paragraph" style:parent-style-name="Standard">
      <style:paragraph-properties fo:text-align="justify" style:justify-single-word="false"/>
      <style:text-properties style:font-name="Century1" officeooo:rsid="001153ab" officeooo:paragraph-rsid="001153ab"/>
    </style:style>
    <style:style style:name="P17" style:family="paragraph" style:parent-style-name="Standard">
      <style:paragraph-properties fo:text-align="start" style:justify-single-word="false"/>
      <style:text-properties style:font-name="Century1" officeooo:rsid="001153ab" officeooo:paragraph-rsid="001153ab"/>
    </style:style>
    <style:style style:name="P18" style:family="paragraph" style:parent-style-name="Standard">
      <style:paragraph-properties fo:margin-left="0cm" fo:margin-right="0cm" fo:text-align="justify" style:justify-single-word="false" fo:text-indent="1.249cm" style:auto-text-indent="false"/>
      <style:text-properties officeooo:paragraph-rsid="0018c30b"/>
    </style:style>
    <style:style style:name="T1" style:family="text">
      <style:text-properties officeooo:rsid="000d5615"/>
    </style:style>
    <style:style style:name="T2" style:family="text">
      <style:text-properties officeooo:rsid="000f5dde"/>
    </style:style>
    <style:style style:name="T3" style:family="text">
      <style:text-properties fo:color="#000000"/>
    </style:style>
    <style:style style:name="T4" style:family="text">
      <style:text-properties fo:color="#000000" style:font-name="Century"/>
    </style:style>
    <style:style style:name="T5" style:family="text">
      <style:text-properties fo:color="#000000" style:font-name="Century" style:text-underline-style="solid" style:text-underline-width="auto" style:text-underline-color="font-color" fo:font-weight="bold" style:font-weight-asian="bold"/>
    </style:style>
    <style:style style:name="T6" style:family="text">
      <style:text-properties fo:color="#000000" style:font-name="Century" style:text-underline-style="solid" style:text-underline-width="auto" style:text-underline-color="font-color" fo:font-weight="bold" officeooo:rsid="001153ab" style:font-weight-asian="bold"/>
    </style:style>
    <style:style style:name="T7" style:family="text">
      <style:text-properties fo:color="#000000" style:font-name="Century" officeooo:rsid="001153ab"/>
    </style:style>
    <style:style style:name="T8" style:family="text">
      <style:text-properties fo:color="#000000" style:font-name="Century" fo:background-color="#ffffff" loext:char-shading-value="0" style:font-name-asian="Times New Roman" style:font-name-complex="Times New Roman"/>
    </style:style>
    <style:style style:name="T9" style:family="text">
      <style:text-properties fo:color="#000000" style:font-name="Century"/>
    </style:style>
    <style:style style:name="T10" style:family="text">
      <style:text-properties fo:color="#000000" style:font-name="Century" officeooo:rsid="0018c30b"/>
    </style:style>
    <style:style style:name="T11" style:family="text">
      <style:text-properties fo:color="#000000" officeooo:rsid="00150e22"/>
    </style:style>
    <style:style style:name="T12" style:family="text">
      <style:text-properties fo:color="#000000" officeooo:rsid="0018c30b"/>
    </style:style>
    <style:style style:name="T13" style:family="text">
      <style:text-properties officeooo:rsid="0018c3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NERSESIAN </text:span><text:span text:style-name="T7">Robert</text:span></text:p>
      <text:p text:style-name="P2"><text:span text:style-name="T7">19</text:span><text:span text:style-name="T4"> ans</text:span></text:p>
      <text:p text:style-name="P5">Étudiant en IUT Informatique</text:p>
      <text:p text:style-name="P5">9 rue de la commune de Paris, 69600 Oullins</text:p>
      <text:p text:style-name="P6">06.74.42.08.92</text:p>
      <text:p text:style-name="P12">nersesian.robert@gmail.com</text:p>
      <text:p text:style-name="P3"/>
      <text:p text:style-name="P3"/>
      <text:p text:style-name="P1"><text:span text:style-name="T5">Objet : </text:span><text:span text:style-name="T6">Stage en Développement Informatique Avril 2017</text:span></text:p>
      <text:p text:style-name="P7"/>
      <text:p text:style-name="P7"/>
      <text:p text:style-name="P13">Monsieur, Madame</text:p>
      <text:p text:style-name="P13"/>
      <text:p text:style-name="P13"><text:tab/>Je me permets de déposer ma cand<text:span text:style-name="T1">idature poste de stagiaire en développement de logiciel. Actuellement étudiant, et complétant ma deuxième année à l’IUT informatique Lyon 1, je me ferai un réel plaisir d’intégrer votre équipe pendant une durée de 12 semaines, à partir 10 Avril 2017, afin de mieux visualiser le monde du travail dans l’informatique.</text:span></text:p>
      <text:p text:style-name="P13"/>
      <text:p text:style-name="P14"><text:tab/><text:span text:style-name="T1">En effet, la réalisation de logiciels intelligents me passionne et j’aimerai pouvoir développer mes connaissances et compétences autour de ce thème. De plus, le domaine de l’informatique est un milieu qui me correspond totalement de part ma polyvalence, ma créativité et mon esprit de groupe. </text:span></text:p>
      <text:p text:style-name="P14"/>
      <text:p text:style-name="P14"><text:span text:style-name="T1"><text:tab/>D’ailleurs je n’ai aucun mal à communiquer, ayant notamment travaillé en tant que vendeur à Conforama où j’ai pu développer d’avantage mes compétences sociales, ma capacité à répondre aux besoins et à m’adapter à une demande en constante évolution. Ainsi j’aimerai profiter de ce stage pour travailler sur des projets en équipe autour de mon domaine, l’informatique.</text:span></text:p>
      <text:p text:style-name="P15"/>
      <text:p text:style-name="P14"><text:tab/><text:span text:style-name="T2">Ensuite, ayant mon permis B et étant à proximité de divers moyens de transports (métro et bus) je n’aurai aucun mal à être disponible et ponctuel. </text:span></text:p>
      <text:p text:style-name="P14"/>
      <text:p text:style-name="P18"><text:span text:style-name="T8">Le CV que je joins à cette lettre vous donnera de plus amples informations sur la qualité de mon parcours et de mes compétences. Et </text:span><text:span text:style-name="T4">étant très ambitieu</text:span><text:span text:style-name="T10">x</text:span><text:span text:style-name="T4">, je me ferai un grand plaisir de vous rencontrer afin de vous expliquer mes motivations de vive voix.</text:span></text:p>
      <text:p text:style-name="P8"/>
      <text:p text:style-name="P15"/>
      <text:p text:style-name="P16"><text:tab/><text:span text:style-name="T3">Dans l'attente d'une réponse que je souhaite favorable, je vous prie d'agréer, Madame, Monsieur mes salutations les plus sincères.</text:span></text:p>
      <text:p text:style-name="P10"/>
      <text:p text:style-name="P10"><text:tab/><text:tab/><text:tab/><text:tab/><text:tab/><text:tab/><text:tab/><text:tab/><text:tab/></text:p>
      <text:p text:style-name="P11"><text:span text:style-name="T13">Fait à Lyon le 11/11/2016</text:span></text:p>
      <text:p text:style-name="P10"/>
      <text:p text:style-name="P17"><text:span text:style-name="T3"><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1" svg:font-family="Century" style:font-family-generic="roman"/>
    <style:font-face style:name="FreeSans1" svg:font-family="Free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4:40:39.070392064</meta:creation-date>
    <dc:date>2016-11-11T23:52:12.411205944</dc:date>
    <meta:editing-duration>PT13M36S</meta:editing-duration>
    <meta:editing-cycles>5</meta:editing-cycles>
    <meta:generator>LibreOffice/5.1.4.2$Linux_X86_64 LibreOffice_project/10m0$Build-2</meta:generator>
    <meta:document-statistic meta:table-count="0" meta:image-count="0" meta:object-count="0" meta:page-count="1" meta:paragraph-count="17" meta:word-count="283" meta:character-count="1788" meta:non-whitespace-character-count="1496"/>
  </office:meta>
</office:document-meta>
</file>